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DDAAD2088F1D2BCA.png" manifest:media-type="image/png"/>
  <manifest:file-entry manifest:full-path="Pictures/10000000000002BA000001DC6CE02E1669C8C348.png" manifest:media-type="image/png"/>
  <manifest:file-entry manifest:full-path="Pictures/10000000000002BA000001DC34B095433CCD9410.png" manifest:media-type="image/png"/>
  <manifest:file-entry manifest:full-path="Pictures/10000000000002BA000001DCE53CB15C461A6AF1.png" manifest:media-type="image/png"/>
  <manifest:file-entry manifest:full-path="Pictures/10000000000002BA000001DCCBD0A2477A4C28A2.png" manifest:media-type="image/png"/>
  <manifest:file-entry manifest:full-path="Pictures/10000000000002BA000001DC0FEE5853A874C3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7e0021" draw:fill-color="#7e002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00cc" draw:fill-color="#ff00cc" draw:textarea-horizontal-align="justify" draw:textarea-vertical-align="middle" draw:auto-grow-height="false" fo:min-height="0.004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e0021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369cm" svg:height="13.208cm" svg:x="4.001cm" svg:y="2.626cm">
          <draw:image xlink:href="Pictures/10000000000002BA000001DC6CE02E1669C8C348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927cm" svg:y="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855cm" svg:y="8.4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E53CB15C461A6AF1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5.328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5.256cm" svg:y="9.4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5.3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6" draw:layer="layout" svg:width="21.105cm" svg:height="14.392cm" svg:x="3.55cm" svg:y="3.338cm">
          <draw:image xlink:href="Pictures/10000000000002BA000001DCCBD0A2477A4C28A2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5.429cm" svg:y="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6" draw:layer="layout" svg:width="21.105cm" svg:height="14.392cm" svg:x="3.55cm" svg:y="3.338cm">
          <draw:image xlink:href="Pictures/10000000000002BA000001DC0FEE5853A874C32F.png" xlink:type="simple" xlink:show="embed" xlink:actuate="onLoad">
            <text:p/>
          </draw:image>
        </draw:frame>
        <draw:custom-shape draw:style-name="gr3" draw:text-style-name="P3" draw:layer="layout" svg:width="0.356cm" svg:height="0.356cm" svg:x="15.357cm" svg:y="8.4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204cm" svg:height="0.203cm" svg:x="15.43cm" svg:y="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6" draw:layer="layout" svg:width="21.105cm" svg:height="14.392cm" svg:x="3.55cm" svg:y="3.338cm">
          <draw:image xlink:href="Pictures/10000000000002BA000001DC34B095433CCD9410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0.731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0.658cm" svg:y="8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0.64cm" svg:y="10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6" draw:layer="layout" svg:width="21.105cm" svg:height="14.392cm" svg:x="3.55cm" svg:y="3.338cm">
          <draw:image xlink:href="Pictures/10000000000002BA000001DCDDAAD2088F1D2BCA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532cm" svg:y="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459cm" svg:y="9.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4.441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1:18:09.323779873</meta:creation-date>
    <dc:date>2017-08-06T12:10:36.055552124</dc:date>
    <meta:editing-duration>PT10M58S</meta:editing-duration>
    <meta:editing-cycles>2</meta:editing-cycles>
    <meta:generator>LibreOffice/5.1.6.2$Linux_X86_64 LibreOffice_project/10m0$Build-2</meta:generator>
    <meta:document-statistic meta:object-count="53"/>
  </office:meta>
</office:document-meta>
</file>